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WWNum6"/>
    <style:style style:name="P2" style:family="paragraph" style:parent-style-name="List_20_Paragraph">
      <style:paragraph-properties fo:margin-left="0cm" fo:margin-right="0cm" fo:text-indent="0cm" style:auto-text-indent="false"/>
    </style:style>
    <style:style style:name="P3" style:family="paragraph" style:parent-style-name="List_20_Paragraph" style:list-style-name="L1">
      <style:paragraph-properties fo:margin-left="0cm" fo:margin-right="0cm" fo:text-indent="0cm" style:auto-text-indent="false"/>
    </style:style>
    <style:style style:name="P4" style:family="paragraph" style:parent-style-name="List_20_Paragraph" style:list-style-name="WWNum6">
      <style:paragraph-properties fo:margin-left="0cm" fo:margin-right="0cm" fo:text-indent="0cm" style:auto-text-indent="false"/>
    </style:style>
    <style:style style:name="P5" style:family="paragraph" style:parent-style-name="Heading_20_1" style:list-style-name="WWNum1"/>
    <style:style style:name="P6" style:family="paragraph" style:parent-style-name="Heading_20_2" style:list-style-name="WWNum1"/>
    <style:style style:name="T1" style:family="text">
      <style:text-properties fo:color="#000000"/>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36854130608587164" text:style-name="WWNum1">
        <text:list-item>
          <text:h text:style-name="P5" text:outline-level="1"><text:bookmark-start text:name="Bookmark3"/>Contexte :<text:bookmark-end text:name="Bookmark3"/></text:h>
          <text:list>
            <text:list-item>
              <text:h text:style-name="P6" text:outline-level="2"><text:bookmark-start text:name="__RefHeading__456_1667935512"/><text:bookmark-start text:name="Bookmark4"/>Objectif du projet :<text:bookmark-end text:name="__RefHeading__456_1667935512"/><text:bookmark-end text:name="Bookmark4"/></text:h>
            </text:list-item>
          </text:list>
        </text:list-item>
      </text:list>
      <text:p text:style-name="Standard"><text:tab/> </text:p>
      <text:p text:style-name="Standard"><text:tab/>Ajouter une application de gestion du prêt des disques durs.</text:p>
      <text:p text:style-name="Standard"><text:tab/>Conception du moteur de l'application</text:p>
      <text:p text:style-name="Standard"><text:tab/>Conception de l'interface WEB admin et user</text:p>
      <text:p text:style-name="Standard"><text:tab/>Intégration de l'application dans un conteneur Linux</text:p>
      <text:p text:style-name="Standard"><text:tab/>(?) Sécurisation de la bdd</text:p>
      <text:p text:style-name="Standard"/>
      <text:list xml:id="list32417299" text:continue-numbering="true" text:style-name="WWNum1">
        <text:list-item>
          <text:list>
            <text:list-item>
              <text:h text:style-name="P6" text:outline-level="2"><text:bookmark-start text:name="__RefHeading__458_1667935512"/><text:bookmark-start text:name="Bookmark5"/>Les cibles :<text:bookmark-end text:name="__RefHeading__458_1667935512"/><text:bookmark-end text:name="Bookmark5"/></text:h>
            </text:list-item>
          </text:list>
        </text:list-item>
      </text:list>
      <text:p text:style-name="Standard"/>
      <text:p text:style-name="Standard"><text:tab/>Gérant de l'entreprise (admin), employé.es (user)</text:p>
      <text:p text:style-name="Standard"/>
      <text:p text:style-name="Standard"/>
      <text:p text:style-name="Standard"/>
      <text:list xml:id="list32433074" text:continue-numbering="true" text:style-name="WWNum1">
        <text:list-item>
          <text:h text:style-name="P5" text:outline-level="1"><text:bookmark-start text:name="Bookmark10"/>Définition du besoin :<text:bookmark-end text:name="Bookmark10"/></text:h>
          <text:list>
            <text:list-item>
              <text:h text:style-name="P6" text:outline-level="2"><text:bookmark-start text:name="__RefHeading__472_1667935512"/><text:bookmark-start text:name="Bookmark11"/>Analyse de l’existant :<text:bookmark-end text:name="__RefHeading__472_1667935512"/><text:bookmark-end text:name="Bookmark11"/></text:h>
            </text:list-item>
          </text:list>
        </text:list-item>
      </text:list>
      <text:p text:style-name="P2"/>
      <text:p text:style-name="P2"><text:tab/>L'entreprise dispose d'un intranet sur son propre serveur, une bdd pour la gestion du materiel</text:p>
      <text:p text:style-name="Standard"/>
      <text:list xml:id="list32432275" text:continue-numbering="true" text:style-name="WWNum1">
        <text:list-item>
          <text:list>
            <text:list-item>
              <text:h text:style-name="P6" text:outline-level="2"><text:bookmark-start text:name="__RefHeading__474_1667935512"/><text:bookmark-start text:name="Bookmark12"/>Enoncé du besoin :<text:bookmark-end text:name="__RefHeading__474_1667935512"/><text:bookmark-end text:name="Bookmark12"/></text:h>
            </text:list-item>
          </text:list>
        </text:list-item>
      </text:list>
      <text:p text:style-name="List_20_Paragraph"><text:span text:style-name="T1"/></text:p>
      <text:p text:style-name="List_20_Paragraph"><text:span text:style-name="T1"><text:tab/>L'entreprise a besoin d'une application de gestion pour le prêt de materiel.</text:span></text:p>
      <text:p text:style-name="List_20_Paragraph"><text:span text:style-name="T1"/></text:p>
      <text:p text:style-name="List_20_Paragraph"><text:span text:style-name="T1"><text:tab/>Celui ci devra permettre a l'utilisateur d'afficher les DD enregistrés en BDD et de scanner un DD. Après scan, l'application devra renvoyer un formulaire de prêt ou de retour en fonction de l'état du DD.</text:span></text:p>
      <text:p text:style-name="List_20_Paragraph"><text:span text:style-name="T1"><text:tab/>L'administrateur pourra utiliser les fonctionnalités de l'utilisateur, ainsi qu'ajouter un DD en BDD, modifier et supprimer un DD, consulter les statistiques de prêt d'un DD (nombre de prêt, durée, etc).</text:span></text:p>
      <text:p text:style-name="List_20_Paragraph"/>
      <text:p text:style-name="Standard"/>
      <text:list xml:id="list32444800" text:continue-numbering="true" text:style-name="WWNum1">
        <text:list-item>
          <text:list>
            <text:list-item>
              <text:h text:style-name="P6" text:outline-level="2"><text:bookmark-start text:name="__RefHeading__478_1667935512"/><text:bookmark-start text:name="Bookmark14"/>Fonctionnalités du produit :<text:bookmark-end text:name="__RefHeading__478_1667935512"/><text:bookmark-end text:name="Bookmark14"/></text:h>
            </text:list-item>
          </text:list>
        </text:list-item>
      </text:list>
      <text:p text:style-name="List_20_Paragraph"/>
      <text:p text:style-name="List_20_Paragraph"><text:tab/>L'app disposera d'une interface WEB et d'une interface mobile. Nous devrons lui faire réaliser des test logiques afin qu'elle determine si le materiel est en prêt ou en retour de prêt. Elle devra pouvoir récuperer, analyser, compiler et afficher des statistiques.</text:p>
      <text:p text:style-name="List_20_Paragraph"/>
      <text:p text:style-name="List_20_Paragraph"/>
      <text:p text:style-name="List_20_Paragraph"/>
      <text:list xml:id="list32435752" text:continue-numbering="true" text:style-name="WWNum1">
        <text:list-item>
          <text:h text:style-name="P5" text:outline-level="1"><text:bookmark-start text:name="Bookmark15"/>Contraintes :<text:bookmark-end text:name="Bookmark15"/></text:h>
          <text:list>
            <text:list-item>
              <text:h text:style-name="P6" text:outline-level="2"><text:bookmark-start text:name="__RefHeading__482_1667935512"/><text:bookmark-start text:name="Bookmark16"/>Contraintes techniques :<text:bookmark-end text:name="__RefHeading__482_1667935512"/><text:bookmark-end text:name="Bookmark16"/></text:h>
            </text:list-item>
          </text:list>
        </text:list-item>
      </text:list>
      <text:list xml:id="list1459956184133058664" text:style-name="WWNum6">
        <text:list-header>
          <text:p text:style-name="P1">Langages : - Interface : HTML/CSS</text:p>
        </text:list-header>
      </text:list>
      <text:list xml:id="list685279318804457742" text:style-name="L1">
        <text:list-item>
          <text:list>
            <text:list-item>
              <text:list>
                <text:list-item>
                  <text:list>
                    <text:list-item>
                      <text:list>
                        <text:list-header>
                          <text:p text:style-name="P3"><text:s text:c="31"/>- Back-end : PHP</text:p>
                        </text:list-header>
                      </text:list>
                    </text:list-item>
                  </text:list>
                </text:list-item>
              </text:list>
            </text:list-item>
          </text:list>
        </text:list-item>
      </text:list>
      <text:list xml:id="list32413719" text:continue-list="list1459956184133058664" text:style-name="WWNum6">
        <text:list-item>
          <text:list>
            <text:list-header>
              <text:p text:style-name="P4"><text:s text:c="31"/>- BDD : SQL</text:p>
            </text:list-header>
          </text:list>
        </text:list-item>
      </text:list>
      <text:p text:style-name="List_20_Paragraph">Le site contenant l'app sera hebergé sur le serveur de l'entreprise (?) conteneur linux</text:p>
      <text:list xml:id="list32436233" text:continue-numbering="true" text:style-name="WWNum6">
        <text:list-header>
          <text:p text:style-name="P1">Elle devra être capable de lire des QR Code via douchette ou smartphon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class="text">
      <style:paragraph-properties fo:margin-top="0.423cm" fo:margin-bottom="0cm" fo:keep-together="always" fo:break-before="page"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Turti</meta:initial-creator>
    <meta:creation-date>2022-08-29T12:17:25.29</meta:creation-date>
    <meta:document-statistic meta:table-count="0" meta:image-count="0" meta:object-count="0" meta:page-count="3" meta:paragraph-count="26" meta:word-count="256" meta:character-count="1590"/>
    <dc:date>2022-08-29T12:19:24.49</dc:date>
    <dc:creator>Thomas Turti</dc:creator>
    <meta:editing-duration>PT1M59S</meta:editing-duration>
    <meta:editing-cycles>1</meta:editing-cycles>
    <meta:generator>OpenOffice/4.1.9$Win32 OpenOffice.org_project/419m1$Build-9805</meta:generator>
  </office:meta>
</office:document-meta>
</file>